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officeooo:rsid="0011a8a5" officeooo:paragraph-rsid="0011a8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QL Query Assignment – 1:</text:p>
      <text:p text:style-name="P2">USE sakila;</text:p>
      <text:p text:style-name="P1">#1. Find out the PG-13 rated comedy movies. DO NOT use the film_list table.</text:p>
      <text:p text:style-name="Text_20_body">SELECT film_id, title, rating, name </text:p>
      <text:p text:style-name="Text_20_body"><text:tab/>FROM film f1 </text:p>
      <text:p text:style-name="Text_20_body"><text:tab/>INNER JOIN category f2 </text:p>
      <text:p text:style-name="Text_20_body"><text:tab/>ON f1.rating = 'PG-13' </text:p>
      <text:p text:style-name="Text_20_body"><text:tab/>AND f2.name = 'Comedy';</text:p>
      <text:p text:style-name="Text_20_body"/>
      <text:p text:style-name="P1">#2. Find out the top 3 rented horror movies.</text:p>
      <text:p text:style-name="Text_20_body">SELECT fl.title, COUNT(ALL fl.title)</text:p>
      <text:p text:style-name="Text_20_body"><text:tab/>FROM film_list fl, inventory i , rental r</text:p>
      <text:p text:style-name="Text_20_body"><text:tab/>WHERE fl.category = 'Horror'</text:p>
      <text:p text:style-name="Text_20_body"><text:tab/>AND fl.FID = i.film_id</text:p>
      <text:p text:style-name="Text_20_body"><text:tab/>AND i.inventory_id = r.inventory_id</text:p>
      <text:p text:style-name="Text_20_body"><text:tab/>GROUP BY title</text:p>
      <text:p text:style-name="Text_20_body"><text:tab/>ORDER BY COUNT(ALL fl.title) DESC</text:p>
      <text:p text:style-name="Text_20_body"><text:tab/>LIMIT 3;</text:p>
      <text:p text:style-name="Text_20_body"><text:s text:c="4"/></text:p>
      <text:p text:style-name="Text_20_body"><text:s text:c="4"/></text:p>
      <text:p text:style-name="P1">#3. Find out the list of customers from India who have rented sports movies.</text:p>
      <text:p text:style-name="Text_20_body">SELECT * FROM customer_list </text:p>
      <text:p text:style-name="Text_20_body"><text:tab/>WHERE country = 'India' </text:p>
      <text:p text:style-name="Text_20_body"><text:tab/>AND ID IN (SELECT r.customer_id </text:p>
      <text:p text:style-name="Text_20_body"><text:tab/>FROM film_list fl, inventory i, rental r </text:p>
      <text:p text:style-name="Text_20_body"><text:tab/>WHERE fl.category = 'Sports' AND fl.FID = i.film_id </text:p>
      <text:p text:style-name="Text_20_body"><text:tab/>AND r.inventory_id = i.inventory_id </text:p>
      <text:p text:style-name="Text_20_body"><text:tab/>GROUP BY r.customer_id); </text:p>
      <text:p text:style-name="Text_20_body"><text:s text:c="4"/></text:p>
      <text:p text:style-name="P1">#4. Find out the list of customers from Canada who have rented “NICK WAHLBERG” movies.</text:p>
      <text:p text:style-name="Text_20_body"/>
      <text:p text:style-name="Text_20_body"><text:soft-page-break/>SELECT * FROM customer_list cl</text:p>
      <text:p text:style-name="Text_20_body"><text:tab/>WHERE cl.country = 'Canada'</text:p>
      <text:p text:style-name="Text_20_body"><text:tab/>AND ID IN (SELECT r.customer_id</text:p>
      <text:p text:style-name="Text_20_body"><text:tab/>FROM actor a, film_actor fa, inventory i, rental r</text:p>
      <text:p text:style-name="Text_20_body"><text:tab/>WHERE a.first_name = 'NICK'</text:p>
      <text:p text:style-name="Text_20_body"><text:tab/>AND a.last_name = 'WAHLBERG'</text:p>
      <text:p text:style-name="Text_20_body"><text:tab/>AND a.actor_id = fa.actor_id</text:p>
      <text:p text:style-name="Text_20_body"><text:tab/>AND fa.film_id = i.film_id</text:p>
      <text:p text:style-name="Text_20_body"><text:tab/>AND i.inventory_id = r.inventory_id);</text:p>
      <text:p text:style-name="Text_20_body"><text:s text:c="4"/></text:p>
      <text:p text:style-name="P1">#5. Find out the number of movies in which “SEAN WILLIAMS” acted.</text:p>
      <text:p text:style-name="Text_20_body"/>
      <text:p text:style-name="Text_20_body">SELECT COUNT(DISTINCT film_actor.film_id) </text:p>
      <text:p text:style-name="Text_20_body"><text:tab/>FROM actor, film_actor </text:p>
      <text:p text:style-name="Text_20_body"><text:tab/>WHERE actor.first_name = 'SEAN' </text:p>
      <text:p text:style-name="Text_20_body"><text:tab/>AND actor.last_name = 'WILLIAMS' </text:p>
      <text:p text:style-name="Text_20_body"><text:tab/>AND film_actor.actor_id = actor.actor_id ;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22:17:37.624394854</meta:creation-date>
    <dc:date>2022-04-28T22:24:46.171272816</dc:date>
    <meta:editing-duration>PT7M9S</meta:editing-duration>
    <meta:editing-cycles>1</meta:editing-cycles>
    <meta:document-statistic meta:table-count="0" meta:image-count="0" meta:object-count="0" meta:page-count="2" meta:paragraph-count="45" meta:word-count="221" meta:character-count="1456" meta:non-whitespace-character-count="1215"/>
    <meta:generator>LibreOffice/6.4.7.2$Linux_X86_64 LibreOffice_project/40$Build-2</meta:generator>
  </office:meta>
</office:document-meta>
</file>